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ize="14pt" officeooo:rsid="000dc15c" officeooo:paragraph-rsid="000dc15c" style:font-size-asian="14pt" style:font-size-complex="14pt"/>
    </style:style>
    <style:style style:name="P3" style:family="paragraph" style:parent-style-name="Text_20_body" style:list-style-name="L1">
      <style:text-properties fo:font-size="14pt" fo:font-weight="normal" officeooo:rsid="0011e076" officeooo:paragraph-rsid="0011e076" style:font-size-asian="12.25pt" style:font-weight-asian="normal" style:font-size-complex="14pt" style:font-weight-complex="normal"/>
    </style:style>
    <style:style style:name="P4" style:family="paragraph" style:parent-style-name="Text_20_body" style:list-style-name="L2">
      <style:paragraph-properties fo:text-align="justify" style:justify-single-word="false"/>
      <style:text-properties fo:font-size="14pt" fo:font-weight="normal" officeooo:rsid="00165f62" officeooo:paragraph-rsid="00165f62" style:font-size-asian="12.25pt" style:font-weight-asian="normal" style:font-size-complex="14pt" style:font-weight-complex="normal"/>
    </style:style>
    <style:style style:name="P5" style:family="paragraph" style:parent-style-name="Text_20_body" style:list-style-name="L1">
      <style:text-properties officeooo:rsid="000dc15c" officeooo:paragraph-rsid="000dc15c"/>
    </style:style>
    <style:style style:name="P6" style:family="paragraph" style:parent-style-name="Text_20_body" style:list-style-name="L1">
      <style:paragraph-properties fo:text-align="justify" style:justify-single-word="false"/>
      <style:text-properties officeooo:rsid="000dc15c" officeooo:paragraph-rsid="000dc15c"/>
    </style:style>
    <style:style style:name="P7" style:family="paragraph" style:parent-style-name="Text_20_body" style:list-style-name="L1">
      <style:paragraph-properties fo:text-align="center" style:justify-single-word="false"/>
      <style:text-properties fo:font-size="10pt" fo:font-weight="normal" officeooo:rsid="000dc15c" officeooo:paragraph-rsid="000dc15c" style:font-size-asian="10pt" style:font-weight-asian="normal" style:font-size-complex="10pt" style:font-weight-complex="normal"/>
    </style:style>
    <style:style style:name="P8" style:family="paragraph" style:parent-style-name="Text_20_body" style:list-style-name="L1">
      <style:paragraph-properties fo:text-align="center" style:justify-single-word="false"/>
      <style:text-properties fo:font-size="10pt" fo:font-weight="normal" officeooo:rsid="00131336" officeooo:paragraph-rsid="00131336" style:font-size-asian="10pt" style:font-weight-asian="normal" style:font-size-complex="10pt" style:font-weight-complex="normal"/>
    </style:style>
    <style:style style:name="P9" style:family="paragraph" style:parent-style-name="Text_20_body" style:list-style-name="L1">
      <style:paragraph-properties fo:text-align="center" style:justify-single-word="false"/>
      <style:text-properties fo:font-size="10pt" fo:font-weight="normal" officeooo:rsid="000e9089" officeooo:paragraph-rsid="000e9089" style:font-size-asian="8.75pt" style:font-weight-asian="normal" style:font-size-complex="10pt" style:font-weight-complex="normal"/>
    </style:style>
    <style:style style:name="P10" style:family="paragraph" style:parent-style-name="Text_20_body" style:list-style-name="L1">
      <style:paragraph-properties fo:text-align="center" style:justify-single-word="false"/>
      <style:text-properties fo:font-size="10pt" fo:font-weight="normal" officeooo:rsid="0014a699" officeooo:paragraph-rsid="0014a699" style:font-size-asian="8.75pt" style:font-weight-asian="normal" style:font-size-complex="10pt" style:font-weight-complex="normal"/>
    </style:style>
    <style:style style:name="P11" style:family="paragraph" style:parent-style-name="Text_20_body" style:list-style-name="L1">
      <style:paragraph-properties fo:text-align="justify" style:justify-single-word="false"/>
      <style:text-properties officeooo:paragraph-rsid="000e9089"/>
    </style:style>
    <style:style style:name="P12" style:family="paragraph" style:parent-style-name="Text_20_body" style:list-style-name="L2">
      <style:paragraph-properties fo:text-align="justify" style:justify-single-word="false"/>
      <style:text-properties officeooo:paragraph-rsid="00176ee1"/>
    </style:style>
    <style:style style:name="P13" style:family="paragraph" style:parent-style-name="Text_20_body" style:list-style-name="L2">
      <style:paragraph-properties fo:text-align="justify" style:justify-single-word="false"/>
      <style:text-properties officeooo:paragraph-rsid="00183d72"/>
    </style:style>
    <style:style style:name="P14" style:family="paragraph" style:parent-style-name="Text_20_body" style:list-style-name="L1">
      <style:paragraph-properties fo:text-align="justify" style:justify-single-word="false"/>
      <style:text-properties fo:font-size="12pt" officeooo:rsid="0011e076" officeooo:paragraph-rsid="0011e076" style:font-size-asian="10.5pt" style:font-size-complex="12pt"/>
    </style:style>
    <style:style style:name="P15" style:family="paragraph" style:parent-style-name="Text_20_body" style:list-style-name="L2">
      <style:text-properties fo:font-size="12pt" officeooo:rsid="00131336" officeooo:paragraph-rsid="00131336" style:font-size-asian="10.5pt" style:font-size-complex="12pt"/>
    </style:style>
    <style:style style:name="P16" style:family="paragraph" style:parent-style-name="Text_20_body" style:list-style-name="L2">
      <style:paragraph-properties fo:text-align="justify" style:justify-single-word="false"/>
      <style:text-properties fo:font-size="12pt" officeooo:rsid="00131336" officeooo:paragraph-rsid="00131336" style:font-size-asian="10.5pt" style:font-size-complex="12pt"/>
    </style:style>
    <style:style style:name="P17" style:family="paragraph" style:parent-style-name="Text_20_body" style:list-style-name="L2">
      <style:paragraph-properties fo:text-align="justify" style:justify-single-word="false"/>
      <style:text-properties fo:font-size="12pt" fo:font-weight="normal" officeooo:rsid="0014a699" officeooo:paragraph-rsid="0014a699" style:font-size-asian="10.5pt" style:font-weight-asian="normal" style:font-size-complex="12pt" style:font-weight-complex="normal"/>
    </style:style>
    <style:style style:name="P18" style:family="paragraph" style:parent-style-name="Text_20_body" style:list-style-name="L2">
      <style:paragraph-properties fo:text-align="justify" style:justify-single-word="false"/>
      <style:text-properties fo:font-size="12pt" fo:font-weight="normal" officeooo:rsid="00165f62" officeooo:paragraph-rsid="00165f62" style:font-size-asian="10.5pt" style:font-weight-asian="normal" style:font-size-complex="12pt" style:font-weight-complex="normal"/>
    </style:style>
    <style:style style:name="P19" style:family="paragraph" style:parent-style-name="Text_20_body" style:list-style-name="L2">
      <style:text-properties officeooo:paragraph-rsid="0011e076"/>
    </style:style>
    <style:style style:name="P20" style:family="paragraph" style:parent-style-name="Text_20_body" style:list-style-name="L2">
      <style:paragraph-properties fo:text-align="justify" style:justify-single-word="false"/>
      <style:text-properties officeooo:rsid="00177730" officeooo:paragraph-rsid="00177730"/>
    </style:style>
    <style:style style:name="P21" style:family="paragraph" style:parent-style-name="Text_20_body" style:list-style-name="L2">
      <style:paragraph-properties fo:text-align="justify" style:justify-single-word="false"/>
      <style:text-properties officeooo:rsid="00183d72" officeooo:paragraph-rsid="00183d72"/>
    </style:style>
    <style:style style:name="P22" style:family="paragraph" style:parent-style-name="Text_20_body" style:list-style-name="L2">
      <style:paragraph-properties fo:text-align="justify" style:justify-single-word="false"/>
      <style:text-properties officeooo:rsid="0019ca07" officeooo:paragraph-rsid="0019ca07"/>
    </style:style>
    <style:style style:name="P23" style:family="paragraph" style:parent-style-name="Text_20_body" style:list-style-name="L1">
      <style:paragraph-properties fo:margin-top="0in" fo:margin-bottom="0in" loext:contextual-spacing="false"/>
      <style:text-properties fo:font-size="14pt" officeooo:rsid="000dc15c" officeooo:paragraph-rsid="000dc15c" style:font-size-asian="14pt" style:font-size-complex="14pt"/>
    </style:style>
    <style:style style:name="P24" style:family="paragraph" style:parent-style-name="Text_20_body" style:list-style-name="L1">
      <style:paragraph-properties fo:margin-top="0in" fo:margin-bottom="0in" loext:contextual-spacing="false"/>
    </style:style>
    <style:style style:name="P25" style:family="paragraph" style:parent-style-name="Text_20_body" style:list-style-name="L2">
      <style:paragraph-properties fo:margin-top="0in" fo:margin-bottom="0in" loext:contextual-spacing="false"/>
    </style:style>
    <style:style style:name="P26" style:family="paragraph" style:parent-style-name="Text_20_body" style:list-style-name="L1">
      <style:paragraph-properties fo:text-align="justify" style:justify-single-word="false" fo:break-before="page"/>
      <style:text-properties fo:font-size="14pt" fo:font-weight="normal" officeooo:rsid="0011e076" officeooo:paragraph-rsid="0011e076" style:font-size-asian="12.25pt" style:font-weight-asian="normal" style:font-size-complex="14pt" style:font-weight-complex="normal"/>
    </style:style>
    <style:style style:name="T1" style:family="text">
      <style:text-properties officeooo:rsid="000dc15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a69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1336" style:font-weight-asian="normal" style:font-weight-complex="normal"/>
    </style:style>
    <style:style style:name="T7" style:family="text">
      <style:text-properties fo:font-weight="normal" officeooo:rsid="0011e076" style:font-weight-asian="normal" style:font-weight-complex="normal"/>
    </style:style>
    <style:style style:name="T8" style:family="text">
      <style:text-properties fo:font-weight="normal" officeooo:rsid="0014a699"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e9089" style:font-size-asian="10.5pt" style:font-weight-asian="normal" style:font-size-complex="12pt" style:font-weight-complex="normal"/>
    </style:style>
    <style:style style:name="T11" style:family="text">
      <style:text-properties fo:font-size="12pt" fo:font-weight="normal" officeooo:rsid="00101701" style:font-size-asian="10.5pt" style:font-weight-asian="normal" style:font-size-complex="12pt" style:font-weight-complex="normal"/>
    </style:style>
    <style:style style:name="T12" style:family="text">
      <style:text-properties fo:font-size="12pt" fo:font-weight="normal" officeooo:rsid="00176ee1" style:font-size-asian="10.5pt" style:font-weight-asian="normal" style:font-size-complex="12pt" style:font-weight-complex="normal"/>
    </style:style>
    <style:style style:name="T13" style:family="text">
      <style:text-properties officeooo:rsid="00131336"/>
    </style:style>
    <style:style style:name="T14" style:family="text">
      <style:text-properties officeooo:rsid="00176ee1"/>
    </style:style>
    <style:style style:name="T15" style:family="text">
      <style:text-properties officeooo:rsid="00183d7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07604828910640843" text:style-name="L1">
        <text:list-header>
          <text:p text:style-name="P23">Tasks for Part II</text:p>
        </text:list-header>
        <text:list-item>
          <text:p text:style-name="P24">a) What is the risk of melt-down in the power plant during a day if no observations have been made? What if there is icy weather? </text:p>
        </text:list-item>
        <text:list-item>
          <text:p text:style-name="P24">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24">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2">Answers for Part II</text:p>
        </text:list-item>
        <text:list-item>
          <text:p text:style-name="P5">a) If no observations have been made, we can't know the value of any of the variables. So looking to the Bayesian network we can say that the probability of a melt-down is <text:s/><text:span text:style-name="T3">0'03</text:span><text:span text:style-name="T5">. On the other hand, if we know that there is icy weather, we should change the value of IcyWeather to true. After making this change, we can observe that the probability for a melt-down has not changed, it's </text:span><text:span text:style-name="T3">0'03</text:span><text:span text:style-name="T5">.</text:span></text:p>
        </text:list-item>
        <text:list-item>
          <text:p text:style-name="P5"><text:span text:style-name="T5">b) If both warning sensors indicate failure, we must change their variables to true. After doing this, we can observe that the probability for a melt-down is </text:span><text:span text:style-name="T3">0'15</text:span><text:span text:style-name="T5">. In the other hand, if there has been a Pump Failure and a Water Leak, we can see that the probability for a melt-down is bigger (</text:span><text:span text:style-name="T3">0'20</text:span><text:span text:style-name="T5">). </text:span></text:p>
          <text:p text:style-name="P7">P(Meltdown | PumpFailure, WaterLeak) &gt; P(Meltdown | PumpFailureWarning, WaterLeakWarning)</text:p>
        </text:list-item>
        <text:list-item>
          <text:p text:style-name="P6"><text:span text:style-name="T9">c) </text:span><text:span text:style-name="T11">That is because we need to repeat the process many times to get he result but, sometimes, out model oversimplifies the real situation. This could be because we don't have enough knowledge or because the computation is too difficult. In our model all the probabilities are able to estimate with relatively ease.</text:span></text:p>
        </text:list-item>
        <text:list-item>
          <text:p text:style-name="P11"><text:span text:style-name="T10">d) If we change the IcyWeather variable to Temperature, we should estimate if the given Temperature is considered to be “Icy”. For example, we could say that every temperature below 5 </text:span><text:span text:style-name="T9">°C </text:span><text:span text:style-name="T10">is considered to be “icy” so we would measure the probability of the temperature been higher or lower than 5 °C. </text:span></text:p>
          <text:p text:style-name="P9">P(Meltdown | temperature &lt; 5) <text:s/>= P(Meltdown | IcyWeather)</text:p>
          <text:p text:style-name="P9">P(Meltdown | temperature &gt;= 5) = P(Meltdown | ~IcyWeather)</text:p>
          <text:p text:style-name="P26">Tasks for Part III</text:p>
        </text:list-item>
        <text:list-item>
          <text:p text:style-name="P14"><text:span text:style-name="T6">a) </text:span><text:span text:style-name="T5">During the lunch break, the owner tries to show off for his employees by demonstrating the many features of his car stereo. To everyone's disappointment, it doesn't work. How did the owner's chances of surviving the day change after this observation? </text:span></text:p>
        </text:list-item>
        <text:list-item text:style-override="L2">
          <text:p text:style-name="P25"><text:span text:style-name="T13">b) </text:span>The owner buys a new bicycle that he brings to work every day. The bicycle has the following properties: </text:p>
          <text:list text:style-name="L2">
            <text:list-item>
              <text:p text:style-name="P25">P(bicycle_works) = 0.9 </text:p>
            </text:list-item>
            <text:list-item>
              <text:p text:style-name="P25">P(survives | ¬moves ∧ melt-down ∧ bicycle_works) = 0.6 </text:p>
            </text:list-item>
            <text:list-item>
              <text:p text:style-name="P25">P(survives | moves ∧ melt-down ∧ bicycle_works) = 0.9 </text:p>
            </text:list-item>
          </text:list>
          <text:p text:style-name="P24">How does the bicycle change the owner's chances of survival? </text:p>
        </text:list-item>
        <text:list-item text:style-override="L2">
          <text:p text:style-name="P19"><text:span text:style-name="T13">c) </text:span>It is possible to model any function in propositional logic with Bayesian Networks. What does this fact say about the complexity of exact inference in Bayesian Networks? What alternatives are there to exact inference? </text:p>
          <text:p text:style-name="P3">Answers for Part III</text:p>
        </text:list-item>
        <text:list-item text:style-override="L2">
          <text:p text:style-name="P15"><text:span text:style-name="T7">a</text:span><text:span text:style-name="T5">) As the radio doesn't work, there is a chance that the cause is that the battery is not working and the car won't move. Because this, there is a small decrement on the probability of the owner to survive. </text:span></text:p>
          <text:p text:style-name="P8">P(OwnerSurvives) = 0'99</text:p>
          <text:p text:style-name="P8">P(OwnerSurvives | ~RadioWorks) = 0'98</text:p>
        </text:list-item>
        <text:list-item text:style-override="L2">
          <text:p text:style-name="P16"><text:span text:style-name="T5">b) </text:span><text:span text:style-name="T8">With the bicycle added, the chances of the owner to survive increase to </text:span><text:span text:style-name="T4">1'0</text:span><text:span text:style-name="T8">.</text:span></text:p>
          <text:p text:style-name="P10">P(OwnerSurvices) = 1</text:p>
        </text:list-item>
        <text:list-item text:style-override="L2">
          <text:p text:style-name="P17">c)</text:p>
          <text:p text:style-name="P4">Tasks for Part IV</text:p>
        </text:list-item>
        <text:list-item text:style-override="L2">
          <text:p text:style-name="P18"><text:span text:style-name="T14">a) </text:span>The owner had an idea that instead of employing a safety person, to replace the pump with a better one. Is it possible, in your model, to compensate for the lack of Mr H.S.'s expertise with a better pump?</text:p>
          <text:p text:style-name="P18">Of course! As role of Mr. H.S. depends directly from the alarms, and develops itself as another factor to modify the owner’s chances to survive (with not very good results), a better pump would decrease the chances of meltdown directly and, by extension, the chance of the owner dying.</text:p>
        </text:list-item>
        <text:list-item text:style-override="L2">
          <text:p text:style-name="P12"><text:span text:style-name="T12">b) </text:span>Mr H.S. fell asleep on one of the plant's couches. When he wakes up he hears someone scream: "There is one or more warning signals beeping in your control room!". Mr H.S. realizes that he does not have time to fix the error before it is to late (we can assume that he wasn't in the control room at all). What is the chance of survival for Mr H.S. if he has a car with the same properties as the owner? <text:span text:style-name="T2">Hint:</text:span> This question involves a <text:span text:style-name="T2">disjunction</text:span> (A or B) which can not be answered by querying the network as is. How could you answer such questions? Maybe something could be added or modified in the network. </text:p>
          <text:p text:style-name="P20"><text:soft-page-break/>His chance of survival would be the same as the owner’s in the Part III <text:span text:style-name="T15">(without the bike) asi the factors involved are the same.</text:span></text:p>
        </text:list-item>
        <text:list-item text:style-override="L2">
          <text:p text:style-name="P13"><text:span text:style-name="T15">c) </text:span>What unrealistic assumptions do you make when creating a Bayesian Network model of a person? </text:p>
          <text:p text:style-name="P21">Dunno.</text:p>
        </text:list-item>
        <text:list-item text:style-override="L2">
          <text:p text:style-name="P13"><text:span text:style-name="T15">d) </text:span>Describe how you would model a more dynamic world where for example the "IcyWeather" is more likely to be true the next day if it was true the day before. You only have to consider a limited sequence of days. </text:p>
          <text:p text:style-name="P22">NoId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5T21:57:27.046658765</dc:date>
    <meta:editing-duration>PT47M33S</meta:editing-duration>
    <meta:editing-cycles>5</meta:editing-cycles>
    <meta:generator>LibreOffice/5.1.4.2$Linux_X86_64 LibreOffice_project/10m0$Build-2</meta:generator>
    <meta:document-statistic meta:table-count="0" meta:image-count="0" meta:object-count="0" meta:page-count="3" meta:paragraph-count="37" meta:word-count="974" meta:character-count="5394" meta:non-whitespace-character-count="4476"/>
  </office:meta>
</office:document-meta>
</file>